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tyle="italic" style:font-style-asian="italic" style:font-style-complex="italic"/>
    </style:style>
    <style:style style:name="P2" style:family="paragraph" style:parent-style-name="Preformatted_20_Text">
      <style:text-properties fo:font-style="italic" officeooo:paragraph-rsid="001037fc" style:font-style-asian="italic" style:font-style-complex="italic"/>
    </style:style>
    <style:style style:name="P3" style:family="paragraph" style:parent-style-name="Preformatted_20_Text">
      <style:text-properties fo:font-style="italic" fo:font-weight="normal" officeooo:rsid="002494e1" officeooo:paragraph-rsid="001037fc" style:font-style-asian="italic" style:font-weight-asian="normal" style:font-style-complex="italic" style:font-weight-complex="normal"/>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paragraph-rsid="001037fc" style:font-weight-asian="bold" style:font-weight-complex="bold"/>
    </style:style>
    <style:style style:name="P6" style:family="paragraph" style:parent-style-name="Preformatted_20_Text">
      <style:text-properties officeooo:paragraph-rsid="000d78da"/>
    </style:style>
    <style:style style:name="P7" style:family="paragraph" style:parent-style-name="Preformatted_20_Text">
      <style:text-properties officeooo:paragraph-rsid="000e7c88"/>
    </style:style>
    <style:style style:name="P8" style:family="paragraph" style:parent-style-name="Preformatted_20_Text">
      <style:text-properties officeooo:paragraph-rsid="001037fc"/>
    </style:style>
    <style:style style:name="P9" style:family="paragraph" style:parent-style-name="Preformatted_20_Text">
      <style:text-properties fo:font-weight="normal" style:font-weight-asian="normal" style:font-weight-complex="normal"/>
    </style:style>
    <style:style style:name="P10" style:family="paragraph" style:parent-style-name="Preformatted_20_Text">
      <style:text-properties officeooo:paragraph-rsid="001b62f8"/>
    </style:style>
    <style:style style:name="P11" style:family="paragraph" style:parent-style-name="Preformatted_20_Text">
      <style:paragraph-properties fo:break-before="page"/>
      <style:text-properties fo:font-weight="bold" style:font-weight-asian="bold" style:font-weight-complex="bold"/>
    </style:style>
    <style:style style:name="P12" style:family="paragraph" style:parent-style-name="Preformatted_20_Text">
      <style:text-properties officeooo:paragraph-rsid="001be14f"/>
    </style:style>
    <style:style style:name="T1" style:family="text">
      <style:text-properties officeooo:rsid="000921f8"/>
    </style:style>
    <style:style style:name="T2" style:family="text">
      <style:text-properties fo:font-weight="normal" officeooo:rsid="002494e1" style:font-weight-asian="normal" style:font-weight-complex="normal"/>
    </style:style>
    <style:style style:name="T3" style:family="text">
      <style:text-properties fo:font-weight="normal" officeooo:rsid="0027fe61" style:font-weight-asian="normal" style:font-weight-complex="normal"/>
    </style:style>
    <style:style style:name="T4" style:family="text">
      <style:text-properties fo:font-weight="normal" officeooo:rsid="0010ba57" style:font-weight-asian="normal" style:font-weight-complex="normal"/>
    </style:style>
    <style:style style:name="T5" style:family="text">
      <style:text-properties officeooo:rsid="001acde1"/>
    </style:style>
    <style:style style:name="T6" style:family="text">
      <style:text-properties officeooo:rsid="001b62f8"/>
    </style:style>
    <style:style style:name="T7" style:family="text">
      <style:text-properties officeooo:rsid="001e728d"/>
    </style:style>
    <style:style style:name="T8" style:family="text">
      <style:text-properties officeooo:rsid="002049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2"/>
      <text:p text:style-name="P2"><text:span text:style-name="T2"><text:s text:c="2"/>This documentation and its accompanying audio file by </text:span><text:a xlink:type="simple" xlink:href="http://www.mzuther.de/" text:style-name="Internet_20_link" text:visited-style-name="Visited_20_Internet_20_Link"><text:span text:style-name="T2">Martin Zuther</text:span></text:a><text:span text:style-name="T2"> </text:span><text:span text:style-name="T4">are</text:span></text:p>
      <text:p text:style-name="P2"><text:span text:style-name="T2"><text:s text:c="2"/>licensed under a </text:span><text:a xlink:type="simple" xlink:href="http://creativecommons.org/licenses/by-sa/4.0/" text:style-name="Internet_20_link" text:visited-style-name="Visited_20_Internet_20_Link"><text:span text:style-name="T2">Creative Commons Attribution-ShareAlike 4.0</text:span></text:a><text:span text:style-name="T3"> International</text:span></text:p>
      <text:p text:style-name="P3"><text:s text:c="2"/>License.</text:p>
      <text:p text:style-name="P2"/>
      <text:p text:style-name="P2">------------------------------------------------------------------------------</text:p>
      <text:p text:style-name="P2"/>
      <text:p text:style-name="P8"/>
      <text:p text:style-name="P5">FLAC-compressed wave file (96 kHz, 24 bit, stereo)</text:p>
      <text:p text:style-name="P4">==================================================</text:p>
      <text:p text:style-name="Preformatted_20_Text">Please verify correctness of K-System meter values programmatically. <text:s/>In “RMS mode”, make sure that peak and average readouts match for sine waves.</text:p>
      <text:p text:style-name="Preformatted_20_Text"/>
      <text:p text:style-name="P1">Please notice that K-System meter readings may deviate from the true value at very low frequencies (fluctuations due to meter ballistics and audio chunk size) and very high frequencies (aliasing in the wave file).</text:p>
      <text:p text:style-name="P1"/>
      <text:p text:style-name="Preformatted_20_Text">00:00 - 00:03 <text:s/>silence</text:p>
      <text:p text:style-name="Preformatted_20_Text">00:03 - 01:03 <text:s/>sine sweep (10 Hz to 48 kHz, -4.00 dB FS peak, logarithmic)</text:p>
      <text:p text:style-name="Preformatted_20_Text"/>
      <text:p text:style-name="P10"><text:s text:c="15"/>[<text:span text:style-name="T6">average </text:span>meter<text:span text:style-name="T6">s</text:span> should read <text:span text:style-name="T5">+16.00</text:span> dB (K-20)]</text:p>
      <text:p text:style-name="P10"><text:s text:c="15"/>[peak <text:s text:c="3"/>meter<text:span text:style-name="T6">s</text:span> should read <text:span text:style-name="T5">+16.00</text:span> dB (K-20)]</text:p>
      <text:p text:style-name="P10"/>
      <text:p text:style-name="Preformatted_20_Text">01:03 - 01:06 <text:s/>silence</text:p>
      <text:p text:style-name="Preformatted_20_Text">01:06 - 01:26 <text:s/>sine sweep (20 kHz to 24 kHz, -4.00 dB FS peak, linear)</text:p>
      <text:p text:style-name="Preformatted_20_Text"/>
      <text:p text:style-name="Preformatted_20_Text">01:11 <text:s text:c="9"/>[check peak meter for RMS filter cutoff @21 kHz]</text:p>
      <text:p text:style-name="Preformatted_20_Text"/>
      <text:p text:style-name="Preformatted_20_Text">01:26 - 01:29 <text:s/>silence</text:p>
      <text:p text:style-name="Preformatted_20_Text">01:29 - 01:49 <text:s/>triangular sweep (20 Hz to 20 kHz, -4.00 dB FS peak, logarithmic)</text:p>
      <text:p text:style-name="Preformatted_20_Text"/>
      <text:p text:style-name="P10"><text:s text:c="15"/>[<text:span text:style-name="T6">average </text:span>meter<text:span text:style-name="T6">s</text:span> should read <text:span text:style-name="T5">+14.24</text:span> dB (K-20)]</text:p>
      <text:p text:style-name="P10"><text:s text:c="15"/>[peak <text:s text:c="3"/>meter<text:span text:style-name="T6">s</text:span> should read <text:span text:style-name="T5">+16.00</text:span> dB (K-20)]</text:p>
      <text:p text:style-name="P10"/>
      <text:p text:style-name="Preformatted_20_Text">01:49 - 01:52 <text:s/>silence</text:p>
      <text:p text:style-name="Preformatted_20_Text">01:52 - 02:12 <text:s/>square sweep (20 Hz to 20 kHz, -4.00 dB FS peak, logarithmic)</text:p>
      <text:p text:style-name="Preformatted_20_Text"/>
      <text:p text:style-name="P10"><text:s text:c="15"/>[<text:span text:style-name="T6">average </text:span>meter<text:span text:style-name="T6">s</text:span> should read <text:span text:style-name="T5">+19.01</text:span> dB (K-20)]</text:p>
      <text:p text:style-name="P10"><text:s text:c="15"/>[peak <text:s text:c="3"/>meter<text:span text:style-name="T6">s</text:span> should read <text:span text:style-name="T5">+16.00</text:span> dB (K-20)]</text:p>
      <text:p text:style-name="P10"/>
      <text:p text:style-name="Preformatted_20_Text">02:12 - 02:15 <text:s/>silence</text:p>
      <text:p text:style-name="Preformatted_20_Text"/>
      <text:p text:style-name="Preformatted_20_Text"/>
      <text:p text:style-name="P4">Validation settings</text:p>
      <text:p text:style-name="P4">===================</text:p>
      <text:p text:style-name="Preformatted_20_Text">File: <text:s text:c="4"/>rms_sweeps.flac</text:p>
      <text:p text:style-name="P4">Host SR: <text:s/>96 000 Hz</text:p>
      <text:p text:style-name="P7">Channel: <text:s/><text:span text:style-name="T1">RMS: </text:span>All,<text:span text:style-name="T1"> ITU-R: 1</text:span></text:p>
      <text:p text:style-name="Preformatted_20_Text">Display: <text:s/>[x] Peak meter level</text:p>
      <text:p text:style-name="P12"><text:s text:c="10"/>[ ] <text:span text:style-name="T8">True p</text:span>eak meter level</text:p>
      <text:p text:style-name="P12"><text:s text:c="10"/>[x] Average meter level</text:p>
      <text:p text:style-name="P6"><text:s text:c="10"/>[ ] Maximum peak level</text:p>
      <text:p text:style-name="P12"><text:s text:c="10"/>[ ] Max. <text:span text:style-name="T7">true </text:span>peak level</text:p>
      <text:p text:style-name="P12"><text:s text:c="10"/>[ ] Stereo meter value</text:p>
      <text:p text:style-name="Preformatted_20_Text"><text:s text:c="10"/>[ ] Phase correlation</text:p>
      <text:p text:style-name="P11">RMS correction of K-System meter (sine wave, -4.00 dB FS peak)</text:p>
      <text:p text:style-name="P4">==============================================================</text:p>
      <text:p text:style-name="Preformatted_20_Text">RMS = A / sqrt(2)</text:p>
      <text:p text:style-name="Preformatted_20_Text">RMS / A <text:s/>= sqrt(2) = +3.01 dB</text:p>
      <text:p text:style-name="Preformatted_20_Text">+3.01 dB + (-4.00 dB) = -0.99 dB</text:p>
      <text:p text:style-name="Preformatted_20_Text"/>
      <text:p text:style-name="P9">K-20 = 20.00 dB + (-0.99 dB) = 19.01 dB</text:p>
      <text:p text:style-name="Preformatted_20_Text">K-14 = 14.00 dB + (-0.99 dB) = 13.01 dB</text:p>
      <text:p text:style-name="Preformatted_20_Text">K-12 = 12.00 dB + (-0.99 dB) = 11.01 dB</text:p>
      <text:p text:style-name="Preformatted_20_Text">Norm = <text:s/>0.00 dB + (-0.99 dB) = -0.99 dB</text:p>
      <text:p text:style-name="Preformatted_20_Text"/>
      <text:p text:style-name="Preformatted_20_Text"/>
      <text:p text:style-name="P4">Sine wave (-4.00 dB FS peak)</text:p>
      <text:p text:style-name="P4">============================</text:p>
      <text:p text:style-name="Preformatted_20_Text">RMS = A / sqrt(2)</text:p>
      <text:p text:style-name="Preformatted_20_Text">A / RMS = 1/sqrt(2) = -3.01 dB</text:p>
      <text:p text:style-name="Preformatted_20_Text"/>
      <text:p text:style-name="P4">K-20 = 19.01 dB + (-3.01 dB) = 16.00 dB</text:p>
      <text:p text:style-name="Preformatted_20_Text">K-14 = 13.01 dB + (-3.01 dB) = 10.00 dB</text:p>
      <text:p text:style-name="Preformatted_20_Text">K-12 = 11.01 dB + (-3.01 dB) = <text:s/>8.00 dB</text:p>
      <text:p text:style-name="Preformatted_20_Text">Norm = -0.99 dB + (-3.01 dB) = -4.00 dB</text:p>
      <text:p text:style-name="Preformatted_20_Text"/>
      <text:p text:style-name="Preformatted_20_Text"/>
      <text:p text:style-name="P4">Triangular or sawtooth wave (-4.00 dB FS peak)</text:p>
      <text:p text:style-name="P4">==============================================</text:p>
      <text:p text:style-name="Preformatted_20_Text">RMS = A / sqrt(3)</text:p>
      <text:p text:style-name="Preformatted_20_Text">A / RMS = 1/sqrt(3) = -4.77 dB</text:p>
      <text:p text:style-name="Preformatted_20_Text"/>
      <text:p text:style-name="P4">K-20 = 19.01 dB + (-4.77 dB) = 14.24 dB</text:p>
      <text:p text:style-name="Preformatted_20_Text">K-14 = 13.01 dB + (-4.77 dB) = <text:s/>8.24 dB</text:p>
      <text:p text:style-name="Preformatted_20_Text">K-12 = 11.01 dB + (-4.77 dB) = <text:s/>6.24 dB</text:p>
      <text:p text:style-name="Preformatted_20_Text">Norm = -0.99 dB + (-4.77 dB) = -5.76 dB</text:p>
      <text:p text:style-name="Preformatted_20_Text"/>
      <text:p text:style-name="Preformatted_20_Text"/>
      <text:p text:style-name="P4">Square wave (-4.00 dB FS peak)</text:p>
      <text:p text:style-name="P4">==============================</text:p>
      <text:p text:style-name="Preformatted_20_Text">RMS = A</text:p>
      <text:p text:style-name="Preformatted_20_Text">A / RMS = 1 = 0.00 dB</text:p>
      <text:p text:style-name="Preformatted_20_Text"/>
      <text:p text:style-name="P4">K-20 = 19.01 dB + ( 0.00 dB) = 19.01 dB</text:p>
      <text:p text:style-name="Preformatted_20_Text">K-14 = 13.01 dB + ( 0.00 dB) = 13.01 dB</text:p>
      <text:p text:style-name="Preformatted_20_Text">K-12 = 11.01 dB + ( 0.00 dB) = 11.01 dB</text:p>
      <text:p text:style-name="Preformatted_20_Text">Norm = -0.99 dB + ( 0.00 dB) = -0.99 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6T17:01:08.720143686</dc:date>
    <dc:creator>Martin Zuther</dc:creator>
    <meta:generator>LibreOffice/5.1.4.2$Linux_X86_64 LibreOffice_project/10m0$Build-2</meta:generator>
    <meta:editing-duration>PT49M32S</meta:editing-duration>
    <meta:editing-cycles>30</meta:editing-cycles>
    <meta:document-statistic meta:table-count="0" meta:image-count="0" meta:object-count="0" meta:page-count="2" meta:paragraph-count="70" meta:word-count="526" meta:character-count="3101" meta:non-whitespace-character-count="2449"/>
  </office:meta>
</office:document-meta>
</file>